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A00000056456D7F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" svg:font-family="'Lucida Grande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MiCuerpo1">
      <style:paragraph-properties fo:text-align="center" style:justify-single-word="false"/>
    </style:style>
    <style:style style:name="P2" style:family="paragraph" style:parent-style-name="MiSubtitulo2" style:master-page-name="">
      <style:paragraph-properties fo:margin-top="0.22cm" fo:margin-bottom="0.109cm" fo:text-align="start" style:justify-single-word="false" style:page-number="auto" fo:background-color="transparent" fo:padding="0cm" fo:border-left="none" fo:border-right="none" fo:border-top="none" fo:border-bottom="0.018cm solid #666666" style:shadow="none" fo:keep-with-next="always">
        <style:tab-stops/>
        <style:background-image/>
      </style:paragraph-properties>
    </style:style>
    <style:style style:name="P3" style:family="paragraph" style:parent-style-name="MiCuerpo1" style:list-style-name="Numbering_20_1"/>
    <style:style style:name="P4" style:family="paragraph" style:parent-style-name="MiCuerpo1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00" fo:font-style="italic" fo:font-weight="bold" fo:background-color="#ffff00" style:font-style-asian="italic" style:font-weight-asian="bold" style:font-style-complex="italic" style:font-weight-complex="bold"/>
    </style:style>
    <style:style style:name="T5" style:family="text">
      <style:text-properties fo:color="#800000" fo:font-style="italic" style:text-underline-style="none" fo:font-weight="bold" fo:background-color="#ffff00" style:font-style-asian="italic" style:font-weight-asian="bold" style:font-style-complex="italic" style:font-weight-complex="bold"/>
    </style:style>
    <style:style style:name="T6" style:family="text">
      <style:text-properties fo:color="#800000"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fo:margin-left="-0.132cm" fo:margin-right="-0.159cm" style:editable="false">
        <style:columns fo:column-count="2">
          <style:column style:rel-width="31933*" fo:start-indent="0cm" fo:end-indent="0.407cm"/>
          <style:column style:rel-width="31540*" fo:start-indent="0.407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iCuerpo1"><draw:frame draw:style-name="fr1" draw:name="gráficos1" text:anchor-type="paragraph" svg:y="-1.401cm" svg:width="21.59cm" svg:height="2.461cm" draw:z-index="0"><draw:image xlink:href="Pictures/10000201000002FA00000056456D7F74.png" xlink:type="simple" xlink:show="embed" xlink:actuate="onLoad"/></draw:frame></text:p>
      <text:section text:style-name="Sect1" text:name="Sección1">
        <text:section text:style-name="Sect2" text:name="Sección2">
          <text:p text:style-name="MiSubtitulo2">Starting</text:p>
          <text:p text:style-name="MiCuerpo1">To start operations <text:s/>press <text:span text:style-name="MiTeclas1">Ctrl+N</text:span> or click the icon &lt;icon&gt;</text:p>
          <text:p text:style-name="P2">A Sale</text:p>
          <text:list xml:id="list2159535830" text:style-name="Numbering_20_1">
            <text:list-item>
              <text:p text:style-name="P3"><text:span text:style-name="MioNormal">Enter code and press enter. You can enter quantities <text:s/>in the code input box as </text:span><text:span text:style-name="MiRealzado3">10x1234</text:span><text:span text:style-name="MioNormal">, meaning that 10 products which code is </text:span><text:span text:style-name="MiRealzado3">1234</text:span><text:span text:style-name="MioNormal"> will be inserted. To activate the code input box use </text:span><text:span text:style-name="MiTeclas1">F2</text:span><text:span text:style-name="MioNormal"> or click the icon &lt;icon&gt;. </text:span></text:p>
              <text:p text:style-name="P3"><text:span text:style-name="MioNormal">You can also </text:span><text:span text:style-name="MioNormal"><text:span text:style-name="T3">insert</text:span></text:span><text:span text:style-name="MioNormal"> </text:span><text:span text:style-name="MioNormal"><text:span text:style-name="T6">Special Orders</text:span></text:span><text:span text:style-name="MioNormal"> by pressing </text:span><text:span text:style-name="MioNormal"><text:span text:style-name="T4">PgUp,</text:span></text:span><text:span text:style-name="MioNormal"> you can </text:span><text:span text:style-name="MioNormal"><text:span text:style-name="T3">complete</text:span></text:span><text:span text:style-name="MioNormal"> </text:span><text:span text:style-name="MioNormal"><text:span text:style-name="T6">Special Orders</text:span></text:span><text:span text:style-name="MioNormal"> by pressing </text:span><text:span text:style-name="MioNormal"><text:span text:style-name="T5">PgDown</text:span></text:span><text:span text:style-name="MioNormal">. You can apply an </text:span><text:span text:style-name="MioNormal"><text:span text:style-name="T6">occassional discount</text:span></text:span><text:span text:style-name="MioNormal"> by pressing </text:span><text:span text:style-name="MioNormal"><text:span text:style-name="T4">Ctrl-D</text:span></text:span><text:span text:style-name="MioNormal">.</text:span></text:p>
              <text:p text:style-name="P3"><text:span text:style-name="MioNormal">Repeat for </text:span><text:span text:style-name="MioNormal"><text:span text:style-name="T8">each</text:span></text:span><text:span text:style-name="MioNormal"> item. </text:span></text:p>
            </text:list-item>
            <text:list-item>
              <text:p text:style-name="P3"><text:span text:style-name="MioNormal">Select the payment method, using </text:span><text:span text:style-name="MiTeclas1">TAB key</text:span><text:span text:style-name="MioNormal">, or </text:span><text:span text:style-name="MiTeclas1">Alt+S</text:span><text:span text:style-name="MioNormal"> for Cash, </text:span><text:span text:style-name="MiTeclas1">Alt+R</text:span><text:span text:style-name="MioNormal"> for Card.</text:span></text:p>
            </text:list-item>
            <text:list-item>
              <text:p text:style-name="P3"><text:span text:style-name="MioNormal">If pay in cash, select the payment quantity inputbox using </text:span><text:span text:style-name="MiTeclas1">TAB key</text:span><text:span text:style-name="MioNormal"> once or more, or </text:span><text:span text:style-name="MiTeclas1">Alt+A</text:span><text:span text:style-name="MioNormal"> and press </text:span><text:span text:style-name="MiTeclas1">Enter</text:span><text:span text:style-name="MioNormal">. </text:span></text:p>
            </text:list-item>
            <text:list-item>
              <text:p text:style-name="P3"><text:span text:style-name="MioNormal">If pay with</text:span><text:span text:style-name="MioNormal"><text:span text:style-name="T2"> card</text:span></text:span><text:span text:style-name="MioNormal">, enter the </text:span><text:span text:style-name="MioNormal"><text:span text:style-name="T1">Card number</text:span></text:span><text:span text:style-name="MioNormal"> and </text:span><text:span text:style-name="MioNormal"><text:span text:style-name="T1">Authorization number</text:span></text:span><text:span text:style-name="MioNormal"> and press </text:span><text:span text:style-name="MiTeclas1">Enter</text:span><text:span text:style-name="MioNormal">.</text:span></text:p>
            </text:list-item>
          </text:list>
          <text:p text:style-name="MiSubtitulo2">Searching products</text:p>
          <text:list xml:id="list1548637314" text:style-name="L1">
            <text:list-item>
              <text:p text:style-name="P4">Launch the search panel pressing <text:span text:style-name="MiTeclas1">F3</text:span> and select the kind of filter you need.</text:p>
            </text:list-item>
            <text:list-item>
              <text:p text:style-name="P4">Use the products <text:span text:style-name="MioNormal">grid</text:span> pressing <text:span text:style-name="MiTeclas1">Ctrl+P</text:span>, or clicking on the icon &lt;icon&gt;.</text:p>
            </text:list-item>
          </text:list>
          <text:p text:style-name="MiSubtitulo2">Deleting a product from buy list</text:p>
          <text:p text:style-name="MiCuerpo1">Select the desired product and press <text:span text:style-name="MiTeclas1">Ctrl+- (Ctrl+minus)</text:span> click on the icon &lt;icon&gt;.</text:p>
          <text:p text:style-name="MiSubtitulo2">Cancelling current transaction</text:p>
          <text:p text:style-name="MiCuerpo1">Press <text:span text:style-name="MiTeclas1">F10</text:span> or click on the icon &lt;icon&gt;.</text:p>
          <text:p text:style-name="MiSubtitulo2">Cancelling a Ticket (transaction)</text:p>
          <text:p text:style-name="MiCuerpo1">Press <text:span text:style-name="MiTeclas1">F11</text:span> or click on the icon &lt;icon&gt; and enter the <text:span text:style-name="T1">ticket number</text:span> to cancel. </text:p>
          <text:p text:style-name="MiSubtitulo2">Reprint Tickets</text:p>
          <text:p text:style-name="MiCuerpo1">Press <text:span text:style-name="MiTeclas1">F5</text:span> or click the icon &lt;icon&gt;, then select the ticket you want to print again and click the button &lt;image&gt;.</text:p>
          <text:p text:style-name="MiSubtitulo2">Price Checker</text:p>
          <text:p text:style-name="MiCuerpo1">Press <text:span text:style-name="MiTeclas1">F9</text:span> or select the icon &lt;icon&gt;, the price checker dialog will be shown, enter a product code and press enter or use a barcode reader.</text:p>
          <text:p text:style-name="MiSubtitulo2">Cash Available in drawer</text:p>
          <text:p text:style-name="MiCuerpo1">Press <text:span text:style-name="MiTeclas1">F6</text:span> or select the icon &lt;icon&gt;, a little <text:s/>message will be shown on the bottom of the screen showing the amount in the drawer.</text:p>
          <text:p text:style-name="MiSubtitulo2">Cash Out</text:p>
          <text:p text:style-name="MiCuerpo1">Press <text:span text:style-name="MiTeclas1">F7</text:span> or select the icon &lt;icon&gt; and enter the <text:span text:style-name="T1">amount</text:span> and the <text:span text:style-name="T1">reason</text:span> for the money out.</text:p>
          <text:p text:style-name="MiSubtitulo2">Cash In</text:p>
          <text:p text:style-name="MiCuerpo1">Press <text:span text:style-name="MiTeclas1">F8</text:span> or select the icon &lt;icon&gt; and enter the <text:span text:style-name="T1">amount</text:span> and the <text:span text:style-name="T1">reason</text:span> for the money in.</text:p>
          <text:p text:style-name="MiSubtitulo2">Locking Screen</text:p>
          <text:p text:style-name="MiCuerpo1">If you need a break and need to secure your terminal you can lock the screen pressing <text:span text:style-name="T4">Ctrl-Space</text:span>.</text:p>
          <text:p text:style-name="MiSubtitulo2">Suspending a Sale</text:p>
          <text:p text:style-name="MiCuerpo1">To suspend momentary a sale to let you start a new one you can press <text:span text:style-name="T4">Ctrl-Backspace</text:span>.</text:p>
          <text:p text:style-name="MiSubtitulo2">Resume Sale</text:p>
          <text:p text:style-name="MiCuerpo1">To continue a suspended sale you can press <text:span text:style-name="T4">Ctrl-R</text:span>. This will populate all products and information of selected suspended sale.</text:p>
          <text:p text:style-name="MiSubtitulo2">Change Special Order Status</text:p>
          <text:p text:style-name="MiCuerpo1">To change a special order status you can press <text:span text:style-name="T4">Ctrl-PgUp</text:span>.</text:p>
          <text:p text:style-name="MiSubtitulo2">Balance</text:p>
          <text:p text:style-name="MiCuerpo1">Press <text:span text:style-name="MiTeclas1">CTRL-B</text:span> or select the icon &lt;icon&gt;, a dialog with balance information will be shown, depending on configuration the report will be printed.</text:p>
          <text:p text:style-name="MiSubtitulo2">End of day report</text:p>
          <text:p text:style-name="MiCuerpo1">Press <text:span text:style-name="MiTeclas1">Ctrl-W</text:span> or select the icon &lt;icon&gt;, depending <text:s/>on configuration the report will be printed.</text:p>
          <text:p text:style-name="MiSubtitulo2">Log in / log out</text:p>
          <text:p text:style-name="MiCuerpo1">Press <text:span text:style-name="MiTeclas1">CTRL-L</text:span> or click the icon &lt;icon&gt; to change from user (vendor). A Balance for the logged user will be done if any user is logged in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" svg:font-family="'Lucida Grande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iTitulo1" style:family="paragraph" style:parent-style-name="Title" style:master-page-name="">
      <style:paragraph-properties fo:margin-top="0.019cm" fo:margin-bottom="0.21cm" style:page-number="auto" fo:background-color="transparent" style:shadow="none">
        <style:tab-stops/>
        <style:background-image/>
      </style:paragraph-properties>
      <style:text-properties fo:color="#0084d1" style:font-name="Trebuchet MS" fo:font-size="14pt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iSubtitulo1" style:family="paragraph" style:parent-style-name="Subtitle" style:master-page-name="">
      <style:paragraph-properties style:page-number="auto" fo:background-color="#999999" style:shadow="none">
        <style:tab-stops/>
        <style:background-image/>
      </style:paragraph-properties>
      <style:text-properties fo:color="#ffffff" style:font-name="Apple Garamond" fo:font-size="12pt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MiCuerpo1" style:family="paragraph" style:parent-style-name="Text_20_body" style:class="text" style:master-page-name="">
      <style:paragraph-properties fo:margin-left="0.3cm" fo:margin-right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pple Garamond1" fo:font-size="11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Sin_20_nombre1" style:display-name="Sin nombre1" style:family="paragraph" style:parent-style-name="MiCuerpo1"/>
    <style:style style:name="MiSubtitulo2" style:family="paragraph" style:parent-style-name="MiSubtitulo1" style:next-style-name="MiCuerpo1" style:auto-update="true" style:master-page-name="">
      <style:paragraph-properties fo:margin-left="-0.199cm" fo:margin-right="-0.199cm" fo:margin-top="0.22cm" fo:margin-bottom="0.109cm" fo:text-align="start" style:justify-single-word="false" fo:text-indent="0cm" style:auto-text-indent="false" style:page-number="auto" fo:background-color="transparent" fo:padding="0cm" fo:border-left="none" fo:border-right="none" fo:border-top="none" fo:border-bottom="0.018cm solid #666666" style:shadow="none">
        <style:background-image/>
      </style:paragraph-properties>
      <style:text-properties fo:color="#0084d1" fo:font-size="11pt" style:font-weight-asian="normal"/>
    </style:style>
    <style:style style:name="MiTeclas1" style:family="text">
      <style:text-properties fo:color="#4b1f6f" style:font-name="Apple Garamond2" fo:font-style="italic" fo:font-weight="bold" fo:background-color="#ffff99"/>
    </style:style>
    <style:style style:name="MiRealzado1" style:family="text">
      <style:text-properties fo:color="#004586" style:font-name="Apple Garamond2" fo:font-style="italic" fo:font-weight="bold" fo:background-color="transparent"/>
    </style:style>
    <style:style style:name="MiRealzado2" style:family="text" style:parent-style-name="MiRealzado1">
      <style:text-properties style:font-name="Apple Garamond Light"/>
    </style:style>
    <style:style style:name="MiRealzado3" style:family="text" style:parent-style-name="MiRealzado2">
      <style:text-properties style:font-name="Lucida Grande" fo:font-size="9pt" fo:font-style="normal" fo:font-weight="bold"/>
    </style:style>
    <style:style style:name="Numbering_20_Symbols" style:display-name="Numbering Symbols" style:family="text"/>
    <style:style style:name="MioNormal" style:family="text">
      <style:text-properties style:font-name="Apple Garamond1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iNumeracion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MiCuerpo1">
      <style:paragraph-properties fo:text-align="center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401cm" fo:margin-bottom="1.401cm" fo:margin-left="1.058cm" fo:margin-right="1.111cm" fo:border-top="none" fo:border-bottom="0.002cm solid #000000" fo:border-left="none" fo:border-right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iRealzado3">www.lemonpos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6T12:27:10</meta:creation-date>
    <dc:date>2010-01-18T15:51:54</dc:date>
    <meta:editing-duration>PT13H49M23S</meta:editing-duration>
    <meta:editing-cycles>81</meta:editing-cycles>
    <meta:generator>OpenOffice.org/3.1$Linux OpenOffice.org_project/310m19$Build-9420</meta:generator>
    <meta:document-statistic meta:table-count="0" meta:image-count="1" meta:object-count="0" meta:page-count="1" meta:paragraph-count="43" meta:word-count="485" meta:character-count="2683"/>
  </office:meta>
</office:document-meta>
</file>